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ignorando-archivos"/>IGNORANDO ARCHIVOS</text:h>
      <text:p text:style-name="Text_20_body">Podemos también decirle a git que ignore ciertos archivos y/o directorios, estos no serán rastreados y no serán parte del repositorio aunque estos estén en nuestro directorio actual, esto es necesario muchas veces porque aveces los editores que usamos para trabajar crean archivos temporales en el directorio actual, archivos como ~script.py que realmente no queremos que sean parte de nuestro proyecto, para eso git tiene un archivo especial llamado <text:span text:style-name="Strong_20_Emphasis">.gitignore</text:span> que debemos crearlo y hacerle un commit en nuestra repo.</text:p>
      <text:p text:style-name="Text_20_body">El archivo <text:span text:style-name="Strong_20_Emphasis">.gitignore</text:span> es un simple archivo de texto que indica que tipo archivos queremos que git ignore, creemos nuestro .gitignore:</text:p>
      <text:p text:style-name="Preformatted_20_Text"><text:span text:style-name="Source_20_Text">$ touch .gitignore </text:span></text:p>
      <text:p text:style-name="Preformatted_20_Text"><text:span text:style-name="Source_20_Text">$ git status</text:span></text:p>
      <text:p text:style-name="Preformatted_20_Text"><text:span text:style-name="Source_20_Text"># On branch master </text:span></text:p>
      <text:p text:style-name="Preformatted_20_Text"><text:span text:style-name="Source_20_Text"># Untracked files: </text:span></text:p>
      <text:p text:style-name="Preformatted_20_Text"><text:span text:style-name="Source_20_Text"># <text:s text:c="2"/>(use "git add &lt;file&gt;..." to include in what will be committed) </text:span></text:p>
      <text:p text:style-name="Preformatted_20_Text"><text:span text:style-name="Source_20_Text"># </text:span></text:p>
      <text:p text:style-name="Preformatted_20_Text"><text:span text:style-name="Source_20_Text"># <text:s text:c="3"/>.gitignore </text:span></text:p>
      <text:p text:style-name="P1"><text:span text:style-name="Source_20_Text">nothing added to commit but untracked files present (use "git add" to track</text:span></text:p>
      <text:p text:style-name="Text_20_body">git nos dice que hay un nuevo archivo, en el vamos a agregar lo siguiente:</text:p>
      <text:p text:style-name="Preformatted_20_Text"><text:span text:style-name="Source_20_Text">$ cat .gitignore </text:span></text:p>
      <text:p text:style-name="Preformatted_20_Text"><text:span text:style-name="Source_20_Text"># ignorar los archivos que coincidan con los siguientes patrones </text:span></text:p>
      <text:p text:style-name="Preformatted_20_Text"/>
      <text:p text:style-name="Preformatted_20_Text"><text:span text:style-name="Source_20_Text">~* </text:span></text:p>
      <text:p text:style-name="Preformatted_20_Text"><text:span text:style-name="Source_20_Text">*.so </text:span></text:p>
      <text:p text:style-name="P1"><text:span text:style-name="Source_20_Text">*.log</text:span></text:p>
      <text:p text:style-name="Text_20_body">Agreguemos el archivo anterior a nuestro repositorio</text:p>
      <text:p text:style-name="Preformatted_20_Text"><text:span text:style-name="Source_20_Text">$ git add .gitignore</text:span></text:p>
      <text:p text:style-name="Preformatted_20_Text"><text:span text:style-name="Source_20_Text">$ git commit -am "ignorar archivos" </text:span></text:p>
      <text:p text:style-name="Preformatted_20_Text"><text:span text:style-name="Source_20_Text">[master 8597e52] ignorar archivos </text:span></text:p>
      <text:p text:style-name="Preformatted_20_Text"><text:span text:style-name="Source_20_Text"><text:s/>1 file changed, 6 insertions(+) </text:span></text:p>
      <text:p text:style-name="Preformatted_20_Text"><text:span text:style-name="Source_20_Text"><text:s/>create mode 100644 .gitignore </text:span></text:p>
      <text:p text:style-name="Preformatted_20_Text"><text:span text:style-name="Source_20_Text">$ git status</text:span></text:p>
      <text:p text:style-name="Preformatted_20_Text"><text:span text:style-name="Source_20_Text"># On branch master </text:span></text:p>
      <text:p text:style-name="P1"><text:span text:style-name="Source_20_Text">nothing to commit (working directory clean)</text:span></text:p>
      <text:p text:style-name="Text_20_body">Ahora podemos probar agregando un archivo que cumpla con los patrones que se especificaron en .gitignore, probemos si funciona:</text:p>
      <text:p text:style-name="Preformatted_20_Text"><text:span text:style-name="Source_20_Text">$ touch ~temp </text:span></text:p>
      <text:p text:style-name="Preformatted_20_Text"><text:span text:style-name="Source_20_Text">$ git status </text:span></text:p>
      <text:p text:style-name="Preformatted_20_Text"><text:span text:style-name="Source_20_Text"># On branch master </text:span></text:p>
      <text:p text:style-name="P1"><text:span text:style-name="Source_20_Text">nothing to commit (working directory clean)</text:span></text:p>
      <text:p text:style-name="Text_20_body">efectivamente git ha ignorado ese archivo, puedes agregar los patrones que consideres necesarios para que git ignore los archivos que coincidan con lo que has definido.</text:p>
      <text:p text:style-name="Text_20_body">En .gitignore podemos usar expresiones regulares, por ejemplo, hemos usado <text:span text:style-name="Strong_20_Emphasis">~*</text:span> que indica a git que ignore todos los archivos que comienzen con el simbolo <text:span text:style-name="Strong_20_Emphasis">~</text:span>, así podemos crear patrones para hacer que git se comporte de manera más inteligente. Notar que también hemos usado la <text:soft-page-break/>almohadilla <text:span text:style-name="Strong_20_Emphasis">#</text:span> para escribir un comentario, en .gitignore todo el texto precedido por la alomadilla sera ignorado y no afectara el su funcionamiento.</text:p>
      <text:p text:style-name="Text_20_body">Podemos ignorar directorios completos, por ejemplo:</text:p>
      <text:p text:style-name="Preformatted_20_Text"><text:span text:style-name="Source_20_Text">#ignorar los directorios siguientes</text:span></text:p>
      <text:p text:style-name="Preformatted_20_Text"><text:span text:style-name="Source_20_Text">bower/</text:span></text:p>
      <text:p text:style-name="P1"><text:span text:style-name="Source_20_Text">libs/</text:span></text:p>
      <text:p text:style-name="Text_20_body">Lo anterior le dice a git que ignore el contenido de los directorios bower y libs, podemos además decirle a git que ingnore todo el directorio excepto ciertos archivos, por ejemplo:</text:p>
      <text:p text:style-name="Preformatted_20_Text"><text:span text:style-name="Source_20_Text">#ignorar los directorios siguientes</text:span></text:p>
      <text:p text:style-name="Preformatted_20_Text"><text:span text:style-name="Source_20_Text">bower/</text:span></text:p>
      <text:p text:style-name="Preformatted_20_Text"><text:span text:style-name="Source_20_Text">libs/</text:span></text:p>
      <text:p text:style-name="Preformatted_20_Text"><text:span text:style-name="Source_20_Text">#no ignorar el siguiente archivo</text:span></text:p>
      <text:p text:style-name="P1"><text:span text:style-name="Source_20_Text">!libs/miScript.py</text:span></text:p>
      <text:p text:style-name="Text_20_body">Le hemos dicho a git que ignore todos los archivos en el directorio libs/ excepto por el archivo miScript.py, simplemente hemos usado el simbolo <text:span text:style-name="Strong_20_Emphasis">!</text:span> para idicar que ese archivo no debe ser ignorado, esto es realmente util en proyectos grandes donde hay archivos que no deben ser ignorad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8:02:46.893179844</meta:creation-date>
    <dc:date>2016-08-24T18:27:10.762752563</dc:date>
    <meta:editing-duration>PT24M27S</meta:editing-duration>
    <meta:editing-cycles>1</meta:editing-cycles>
    <meta:document-statistic meta:table-count="0" meta:image-count="0" meta:object-count="0" meta:page-count="2" meta:paragraph-count="44" meta:word-count="452" meta:character-count="2814" meta:non-whitespace-character-count="2381"/>
    <meta:generator>LibreOffice/5.1.4.2$Linux_X86_64 LibreOffice_project/10m0$Build-2</meta:generator>
  </office:meta>
</office:document-meta>
</file>